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3.47cm"/>
    </style:style>
    <style:style style:name="gr3" style:family="graphic" style:parent-style-name="standard">
      <style:graphic-properties draw:stroke="none" draw:fill="none" fo:min-height="1.486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marker-start="Symmetric_20_Arrow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5cm"/>
    </style:style>
    <style:style style:name="P1" style:family="paragraph">
      <style:text-properties fo:font-family="'Courier New'" style:font-family-generic="modern" style:font-pitch="fixed" fo:font-size="9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T1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237cm" svg:x="7.938cm" svg:y="14.799cm">
          <draw:text-box>
            <text:p text:style-name="P2"/>
          </draw:text-box>
        </draw:frame>
        <draw:frame draw:style-name="gr2" draw:text-style-name="P2" draw:layer="layout" svg:width="4.891cm" svg:height="3.72cm" svg:x="11.109cm" svg:y="13.78cm">
          <draw:text-box>
            <text:p text:style-name="P2">push <text:s text:c="2"/>%ebp</text:p>
            <text:p text:style-name="P2">mov <text:s text:c="3"/>%esp,%ebp</text:p>
            <text:p text:style-name="P2"/>
            <text:p text:style-name="P2">mov <text:s text:c="3"/>0xc(%ebp),%eax</text:p>
            <text:p text:style-name="P2">add <text:s text:c="3"/>0x8(%ebp),%eax</text:p>
            <text:p text:style-name="P2"/>
            <text:p text:style-name="P2">pop <text:s text:c="3"/>%ebp</text:p>
            <text:p text:style-name="P2">ret</text:p>
          </draw:text-box>
        </draw:frame>
        <draw:frame draw:style-name="gr3" draw:text-style-name="P2" draw:layer="layout" svg:width="5cm" svg:height="1.736cm" svg:x="4.5cm" svg:y="14.5cm">
          <draw:text-box>
            <text:p text:style-name="P2">int soma(int x, int y)</text:p>
            <text:p text:style-name="P2">{</text:p>
            <text:p text:style-name="P2"><text:tab/>return x + y;</text:p>
            <text:p text:style-name="P2">}</text:p>
          </draw:text-box>
        </draw:frame>
        <draw:custom-shape draw:style-name="gr4" draw:text-style-name="P3" draw:id="id1" draw:layer="layout" svg:width="0.332cm" svg:height="0.5cm" svg:x="8.44cm" svg:y="15.277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id="id2" draw:layer="layout" svg:width="0.5cm" svg:height="1cm" svg:x="10.789cm" svg:y="14.953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id="id3" draw:layer="layout" svg:width="0.5cm" svg:height="1.173cm" svg:x="10.789cm" svg:y="13.78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id="id5" draw:layer="layout" svg:width="0.5cm" svg:height="1.227cm" svg:x="10.789cm" svg:y="15.953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3" draw:layer="layout" draw:type="line" svg:x1="8.772cm" svg:y1="15.526cm" svg:x2="10.789cm" svg:y2="15.452cm" draw:start-shape="id1" draw:start-glue-point="6" draw:end-shape="id2" draw:end-glue-point="5">
          <text:p text:style-name="P2"/>
        </draw:connector>
        <draw:connector draw:style-name="gr6" draw:text-style-name="P3" draw:layer="layout" draw:type="line" svg:x1="10.789cm" svg:y1="14.366cm" svg:x2="7.5cm" svg:y2="13.5cm" draw:start-shape="id3" draw:start-glue-point="5" draw:end-shape="id4" draw:end-glue-point="1">
          <text:p text:style-name="P2"/>
        </draw:connector>
        <draw:connector draw:style-name="gr6" draw:text-style-name="P3" draw:layer="layout" draw:type="line" svg:x1="10.789cm" svg:y1="16.566cm" svg:x2="7.5cm" svg:y2="17.5cm" draw:start-shape="id5" draw:start-glue-point="5" draw:end-shape="id6" draw:end-glue-point="1">
          <text:p text:style-name="P2"/>
        </draw:connector>
        <draw:frame draw:style-name="gr7" draw:text-style-name="P4" draw:id="id4" draw:layer="layout" svg:width="2.5cm" svg:height="1cm" svg:x="5cm" svg:y="13cm">
          <draw:text-box>
            <text:p text:style-name="P2"><text:span text:style-name="T1">Overhead</text:span><text:span text:style-name="T1"><text:line-break/></text:span><text:span text:style-name="T1">Superior</text:span></text:p>
          </draw:text-box>
        </draw:frame>
        <draw:frame draw:style-name="gr7" draw:text-style-name="P4" draw:id="id6" draw:layer="layout" svg:width="2.5cm" svg:height="1cm" svg:x="5cm" svg:y="17cm">
          <draw:text-box>
            <text:p text:style-name="P2"><text:span text:style-name="T1">Overhead</text:span><text:span text:style-name="T1"><text:line-break/></text:span><text:span text:style-name="T1">Inferi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Courier New'" style:font-style-name="Regular" style:font-family-generic="modern" style:font-pitch="fixed" fo:font-size="9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10-15T11:33:25</meta:creation-date>
    <dc:creator>andre</dc:creator>
    <dc:date>2006-11-12T10:28:32</dc:date>
    <dc:language>pt-BR</dc:language>
    <meta:editing-cycles>5</meta:editing-cycles>
    <meta:editing-duration>PT11M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